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ference sequence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unmapped</text:p>
          </table:table-cell>
        </table:table-row>
        <table:table-row table:style-name="ro1">
          <table:table-cell office:value-type="string" calcext:value-type="string">
            <text:p>CAF20-1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72453" calcext:value-type="float">
            <text:p>7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14944" calcext:value-type="float">
            <text:p>21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05020" calcext:value-type="float">
            <text:p>105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277052" calcext:value-type="float">
            <text:p>27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91267" calcext:value-type="float">
            <text:p>19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36844" calcext:value-type="float">
            <text:p>36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302866" calcext:value-type="float">
            <text:p>30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20575" calcext:value-type="float">
            <text:p>120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62066" calcext:value-type="float">
            <text:p>6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621370" calcext:value-type="float">
            <text:p>62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17543" calcext:value-type="float">
            <text:p>21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359702" calcext:value-type="float">
            <text:p>35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82442" calcext:value-type="float">
            <text:p>58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16741" calcext:value-type="float">
            <text:p>216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13796" calcext:value-type="float">
            <text:p>313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00249" calcext:value-type="float">
            <text:p>20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21830" calcext:value-type="float">
            <text:p>2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64577" calcext:value-type="float">
            <text:p>30564577</text:p>
          </table:table-cell>
        </table:table-row>
        <table:table-row table:style-name="ro1">
          <table:table-cell/>
          <table:table-cell table:formula="of:=SUM([.B3:.B19])" office:value-type="float" office:value="12157105" calcext:value-type="float">
            <text:p>12157105</text:p>
          </table:table-cell>
          <table:table-cell table:formula="of:=SUM([.C3:.C19])" office:value-type="float" office:value="3916760" calcext:value-type="float">
            <text:p>3916760</text:p>
          </table:table-cell>
          <table:table-cell table:formula="of:=SUM([.D3:.D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F20-1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349917" calcext:value-type="float">
            <text:p>349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075886" calcext:value-type="float">
            <text:p>1075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598652" calcext:value-type="float">
            <text:p>598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570194" calcext:value-type="float">
            <text:p>1570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140670" calcext:value-type="float">
            <text:p>1140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215687" calcext:value-type="float">
            <text:p>21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746545" calcext:value-type="float">
            <text:p>174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656255" calcext:value-type="float">
            <text:p>656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68235" calcext:value-type="float">
            <text:p>368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087102" calcext:value-type="float">
            <text:p>4087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292623" calcext:value-type="float">
            <text:p>129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2207360" calcext:value-type="float">
            <text:p>2207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3781692" calcext:value-type="float">
            <text:p>378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257101" calcext:value-type="float">
            <text:p>1257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887499" calcext:value-type="float">
            <text:p>1887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161467" calcext:value-type="float">
            <text:p>116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65190" calcext:value-type="float">
            <text:p>65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99580" calcext:value-type="float">
            <text:p>73099580</text:p>
          </table:table-cell>
        </table:table-row>
        <table:table-row table:style-name="ro1">
          <table:table-cell office:value-type="string" calcext:value-type="string">
            <text:p>CAF20-1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09801" calcext:value-type="float">
            <text:p>109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28198" calcext:value-type="float">
            <text:p>22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29849" calcext:value-type="float">
            <text:p>12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34211" calcext:value-type="float">
            <text:p>334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234835" calcext:value-type="float">
            <text:p>2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45378" calcext:value-type="float">
            <text:p>45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376945" calcext:value-type="float">
            <text:p>376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42781" calcext:value-type="float">
            <text:p>14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71154" calcext:value-type="float">
            <text:p>7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674623" calcext:value-type="float">
            <text:p>67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60370" calcext:value-type="float">
            <text:p>260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446977" calcext:value-type="float">
            <text:p>446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636468" calcext:value-type="float">
            <text:p>63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78813" calcext:value-type="float">
            <text:p>278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84756" calcext:value-type="float">
            <text:p>384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27514" calcext:value-type="float">
            <text:p>227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25381" calcext:value-type="float">
            <text:p>25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63938" calcext:value-type="float">
            <text:p>49263938</text:p>
          </table:table-cell>
        </table:table-row>
        <table:table-row table:style-name="ro1">
          <table:table-cell office:value-type="string" calcext:value-type="string">
            <text:p>CAF20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4945" calcext:value-type="float">
            <text:p>114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605371" calcext:value-type="float">
            <text:p>605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05445" calcext:value-type="float">
            <text:p>205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431968" calcext:value-type="float">
            <text:p>43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541257" calcext:value-type="float">
            <text:p>54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69473" calcext:value-type="float">
            <text:p>69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35501" calcext:value-type="float">
            <text:p>535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31842" calcext:value-type="float">
            <text:p>23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93495" calcext:value-type="float">
            <text:p>93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615140" calcext:value-type="float">
            <text:p>615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22038" calcext:value-type="float">
            <text:p>42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780784" calcext:value-type="float">
            <text:p>78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616329" calcext:value-type="float">
            <text:p>616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64293" calcext:value-type="float">
            <text:p>364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477086" calcext:value-type="float">
            <text:p>47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77910" calcext:value-type="float">
            <text:p>277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75483" calcext:value-type="float">
            <text:p>75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39957" calcext:value-type="float">
            <text:p>46239957</text:p>
          </table:table-cell>
        </table:table-row>
        <table:table-row table:style-name="ro1">
          <table:table-cell office:value-type="string" calcext:value-type="string">
            <text:p>CAF20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45856" calcext:value-type="float">
            <text:p>145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777888" calcext:value-type="float">
            <text:p>777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62781" calcext:value-type="float">
            <text:p>26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632435" calcext:value-type="float">
            <text:p>63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654163" calcext:value-type="float">
            <text:p>65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08236" calcext:value-type="float">
            <text:p>108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757185" calcext:value-type="float">
            <text:p>757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15896" calcext:value-type="float">
            <text:p>315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48145" calcext:value-type="float">
            <text:p>148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784856" calcext:value-type="float">
            <text:p>78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584222" calcext:value-type="float">
            <text:p>584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039273" calcext:value-type="float">
            <text:p>1039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808463" calcext:value-type="float">
            <text:p>808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487502" calcext:value-type="float">
            <text:p>487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49474" calcext:value-type="float">
            <text:p>649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395581" calcext:value-type="float">
            <text:p>395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2299" calcext:value-type="float">
            <text:p>9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32592" calcext:value-type="float">
            <text:p>65332592</text:p>
          </table:table-cell>
        </table:table-row>
        <table:table-row table:style-name="ro1">
          <table:table-cell office:value-type="string" calcext:value-type="string">
            <text:p>CAF20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6505" calcext:value-type="float">
            <text:p>116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538539" calcext:value-type="float">
            <text:p>538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84233" calcext:value-type="float">
            <text:p>184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538596" calcext:value-type="float">
            <text:p>538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747491" calcext:value-type="float">
            <text:p>747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91374" calcext:value-type="float">
            <text:p>9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619823" calcext:value-type="float">
            <text:p>619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66345" calcext:value-type="float">
            <text:p>266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25321" calcext:value-type="float">
            <text:p>12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530125" calcext:value-type="float">
            <text:p>53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28880" calcext:value-type="float">
            <text:p>428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906288" calcext:value-type="float">
            <text:p>906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680384" calcext:value-type="float">
            <text:p>680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404497" calcext:value-type="float">
            <text:p>40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547984" calcext:value-type="float">
            <text:p>54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320069" calcext:value-type="float">
            <text:p>32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87131" calcext:value-type="float">
            <text:p>87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222" calcext:value-type="float">
            <text:p>36361222</text:p>
          </table:table-cell>
        </table:table-row>
        <table:table-row table:style-name="ro1">
          <table:table-cell office:value-type="string" calcext:value-type="string">
            <text:p>EAP1-I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4555" calcext:value-type="float">
            <text:p>114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449271" calcext:value-type="float">
            <text:p>449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33759" calcext:value-type="float">
            <text:p>233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815730" calcext:value-type="float">
            <text:p>815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413440" calcext:value-type="float">
            <text:p>413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9975" calcext:value-type="float">
            <text:p>149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812885" calcext:value-type="float">
            <text:p>81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19739" calcext:value-type="float">
            <text:p>319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82313" calcext:value-type="float">
            <text:p>18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577375" calcext:value-type="float">
            <text:p>57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75950" calcext:value-type="float">
            <text:p>475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826581" calcext:value-type="float">
            <text:p>826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797376" calcext:value-type="float">
            <text:p>797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475124" calcext:value-type="float">
            <text:p>475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81316" calcext:value-type="float">
            <text:p>68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564723" calcext:value-type="float">
            <text:p>564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4559" calcext:value-type="float">
            <text:p>9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23720" calcext:value-type="float">
            <text:p>42023720</text:p>
          </table:table-cell>
        </table:table-row>
        <table:table-row table:style-name="ro1">
          <table:table-cell office:value-type="string" calcext:value-type="string">
            <text:p>EAP1-I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46102" calcext:value-type="float">
            <text:p>46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72030" calcext:value-type="float">
            <text:p>17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06219" calcext:value-type="float">
            <text:p>106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298806" calcext:value-type="float">
            <text:p>29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56008" calcext:value-type="float">
            <text:p>15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54765" calcext:value-type="float">
            <text:p>54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307483" calcext:value-type="float">
            <text:p>307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23764" calcext:value-type="float">
            <text:p>123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68266" calcext:value-type="float">
            <text:p>68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218979" calcext:value-type="float">
            <text:p>21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08745" calcext:value-type="float">
            <text:p>208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333029" calcext:value-type="float">
            <text:p>33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315132" calcext:value-type="float">
            <text:p>315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79062" calcext:value-type="float">
            <text:p>17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260488" calcext:value-type="float">
            <text:p>260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14041" calcext:value-type="float">
            <text:p>214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33063" calcext:value-type="float">
            <text:p>3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26453" calcext:value-type="float">
            <text:p>42926453</text:p>
          </table:table-cell>
        </table:table-row>
        <table:table-row table:style-name="ro1">
          <table:table-cell office:value-type="string" calcext:value-type="string">
            <text:p>EAP1-I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87237" calcext:value-type="float">
            <text:p>8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97533" calcext:value-type="float">
            <text:p>29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13238" calcext:value-type="float">
            <text:p>21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508622" calcext:value-type="float">
            <text:p>508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307699" calcext:value-type="float">
            <text:p>307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90930" calcext:value-type="float">
            <text:p>90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27398" calcext:value-type="float">
            <text:p>527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25505" calcext:value-type="float">
            <text:p>225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14600" calcext:value-type="float">
            <text:p>11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40977" calcext:value-type="float">
            <text:p>44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21390" calcext:value-type="float">
            <text:p>42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586285" calcext:value-type="float">
            <text:p>586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55450" calcext:value-type="float">
            <text:p>555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19295" calcext:value-type="float">
            <text:p>319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446826" calcext:value-type="float">
            <text:p>446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362625" calcext:value-type="float">
            <text:p>36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43643" calcext:value-type="float">
            <text:p>43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80515" calcext:value-type="float">
            <text:p>58780515</text:p>
          </table:table-cell>
        </table:table-row>
        <table:table-row table:style-name="ro1">
          <table:table-cell office:value-type="string" calcext:value-type="string">
            <text:p>EAP1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36967" calcext:value-type="float">
            <text:p>13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392590" calcext:value-type="float">
            <text:p>39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04653" calcext:value-type="float">
            <text:p>20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482313" calcext:value-type="float">
            <text:p>48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386882" calcext:value-type="float">
            <text:p>386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85229" calcext:value-type="float">
            <text:p>85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94172" calcext:value-type="float">
            <text:p>594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68083" calcext:value-type="float">
            <text:p>26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02250" calcext:value-type="float">
            <text:p>10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10140" calcext:value-type="float">
            <text:p>410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54897" calcext:value-type="float">
            <text:p>454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696233" calcext:value-type="float">
            <text:p>696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69005" calcext:value-type="float">
            <text:p>56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90461" calcext:value-type="float">
            <text:p>29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444836" calcext:value-type="float">
            <text:p>444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77091" calcext:value-type="float">
            <text:p>277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2749" calcext:value-type="float">
            <text:p>9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56797" calcext:value-type="float">
            <text:p>44356797</text:p>
          </table:table-cell>
        </table:table-row>
        <table:table-row table:style-name="ro1">
          <table:table-cell office:value-type="string" calcext:value-type="string">
            <text:p>EAP1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90396" calcext:value-type="float">
            <text:p>90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88240" calcext:value-type="float">
            <text:p>288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46516" calcext:value-type="float">
            <text:p>146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32850" calcext:value-type="float">
            <text:p>33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257491" calcext:value-type="float">
            <text:p>257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56566" calcext:value-type="float">
            <text:p>56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405788" calcext:value-type="float">
            <text:p>405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91903" calcext:value-type="float">
            <text:p>19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68792" calcext:value-type="float">
            <text:p>68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292246" calcext:value-type="float">
            <text:p>29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316916" calcext:value-type="float">
            <text:p>316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485791" calcext:value-type="float">
            <text:p>48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05596" calcext:value-type="float">
            <text:p>405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12385" calcext:value-type="float">
            <text:p>21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09824" calcext:value-type="float">
            <text:p>309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94967" calcext:value-type="float">
            <text:p>194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77943" calcext:value-type="float">
            <text:p>7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50140" calcext:value-type="float">
            <text:p>30650140</text:p>
          </table:table-cell>
        </table:table-row>
        <table:table-row table:style-name="ro1">
          <table:table-cell office:value-type="string" calcext:value-type="string">
            <text:p>EAP1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43475" calcext:value-type="float">
            <text:p>43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35097" calcext:value-type="float">
            <text:p>135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64605" calcext:value-type="float">
            <text:p>6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55040" calcext:value-type="float">
            <text:p>155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77846" calcext:value-type="float">
            <text:p>177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25676" calcext:value-type="float">
            <text:p>2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87395" calcext:value-type="float">
            <text:p>18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86352" calcext:value-type="float">
            <text:p>86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2078" calcext:value-type="float">
            <text:p>3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32884" calcext:value-type="float">
            <text:p>13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35366" calcext:value-type="float">
            <text:p>13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257303" calcext:value-type="float">
            <text:p>25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99059" calcext:value-type="float">
            <text:p>199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04256" calcext:value-type="float">
            <text:p>10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39641" calcext:value-type="float">
            <text:p>13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90474" calcext:value-type="float">
            <text:p>9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46184" calcext:value-type="float">
            <text:p>46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22310" calcext:value-type="float">
            <text:p>62522310</text:p>
          </table:table-cell>
        </table:table-row>
        <table:table-row table:style-name="ro1">
          <table:table-cell office:value-type="string" calcext:value-type="string">
            <text:p>eIF4GE-I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272352" calcext:value-type="float">
            <text:p>27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144740" calcext:value-type="float">
            <text:p>1144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569159" calcext:value-type="float">
            <text:p>56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428571" calcext:value-type="float">
            <text:p>1428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884143" calcext:value-type="float">
            <text:p>884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295335" calcext:value-type="float">
            <text:p>29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658829" calcext:value-type="float">
            <text:p>165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628009" calcext:value-type="float">
            <text:p>62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63070" calcext:value-type="float">
            <text:p>36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871566" calcext:value-type="float">
            <text:p>187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219699" calcext:value-type="float">
            <text:p>121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406111" calcext:value-type="float">
            <text:p>140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2345047" calcext:value-type="float">
            <text:p>2345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993094" calcext:value-type="float">
            <text:p>99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696894" calcext:value-type="float">
            <text:p>169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835461" calcext:value-type="float">
            <text:p>835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7854" calcext:value-type="float">
            <text:p>17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9483" calcext:value-type="float">
            <text:p>37349483</text:p>
          </table:table-cell>
        </table:table-row>
        <table:table-row table:style-name="ro1">
          <table:table-cell office:value-type="string" calcext:value-type="string">
            <text:p>EAP1-I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30931" calcext:value-type="float">
            <text:p>130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461568" calcext:value-type="float">
            <text:p>46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07303" calcext:value-type="float">
            <text:p>207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685456" calcext:value-type="float">
            <text:p>685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378813" calcext:value-type="float">
            <text:p>378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25247" calcext:value-type="float">
            <text:p>125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746044" calcext:value-type="float">
            <text:p>746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04766" calcext:value-type="float">
            <text:p>304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64058" calcext:value-type="float">
            <text:p>164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022512" calcext:value-type="float">
            <text:p>102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68399" calcext:value-type="float">
            <text:p>468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756860" calcext:value-type="float">
            <text:p>756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741326" calcext:value-type="float">
            <text:p>74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95486" calcext:value-type="float">
            <text:p>395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98001" calcext:value-type="float">
            <text:p>69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376763" calcext:value-type="float">
            <text:p>37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202" calcext:value-type="float">
            <text:p>9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23223" calcext:value-type="float">
            <text:p>27123223</text:p>
          </table:table-cell>
        </table:table-row>
        <table:table-row table:style-name="ro1">
          <table:table-cell office:value-type="string" calcext:value-type="string">
            <text:p>eIF4GE-I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58495" calcext:value-type="float">
            <text:p>58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45178" calcext:value-type="float">
            <text:p>245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02438" calcext:value-type="float">
            <text:p>10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47282" calcext:value-type="float">
            <text:p>347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94990" calcext:value-type="float">
            <text:p>194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57485" calcext:value-type="float">
            <text:p>5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389588" calcext:value-type="float">
            <text:p>389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53282" calcext:value-type="float">
            <text:p>15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82735" calcext:value-type="float">
            <text:p>8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89252" calcext:value-type="float">
            <text:p>489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34622" calcext:value-type="float">
            <text:p>234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360440" calcext:value-type="float">
            <text:p>360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76935" calcext:value-type="float">
            <text:p>476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03362" calcext:value-type="float">
            <text:p>203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56191" calcext:value-type="float">
            <text:p>35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99308" calcext:value-type="float">
            <text:p>199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5961" calcext:value-type="float">
            <text:p>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7068" calcext:value-type="float">
            <text:p>10287068</text:p>
          </table:table-cell>
        </table:table-row>
        <table:table-row table:style-name="ro1">
          <table:table-cell office:value-type="string" calcext:value-type="string">
            <text:p>eIF4E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217512" calcext:value-type="float">
            <text:p>217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858427" calcext:value-type="float">
            <text:p>858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428554" calcext:value-type="float">
            <text:p>428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877516" calcext:value-type="float">
            <text:p>877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172387" calcext:value-type="float">
            <text:p>117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89121" calcext:value-type="float">
            <text:p>18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044621" calcext:value-type="float">
            <text:p>104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484183" calcext:value-type="float">
            <text:p>484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91176" calcext:value-type="float">
            <text:p>19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004122" calcext:value-type="float">
            <text:p>1004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850268" calcext:value-type="float">
            <text:p>850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356973" calcext:value-type="float">
            <text:p>1356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926137" calcext:value-type="float">
            <text:p>926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572291" calcext:value-type="float">
            <text:p>57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926164" calcext:value-type="float">
            <text:p>926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547048" calcext:value-type="float">
            <text:p>547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89139" calcext:value-type="float">
            <text:p>189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05183" calcext:value-type="float">
            <text:p>49005183</text:p>
          </table:table-cell>
        </table:table-row>
        <table:table-row table:style-name="ro1">
          <table:table-cell office:value-type="string" calcext:value-type="string">
            <text:p>eIF4E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75194" calcext:value-type="float">
            <text:p>175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437191" calcext:value-type="float">
            <text:p>437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87448" calcext:value-type="float">
            <text:p>287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599646" calcext:value-type="float">
            <text:p>599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436231" calcext:value-type="float">
            <text:p>436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29157" calcext:value-type="float">
            <text:p>129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764845" calcext:value-type="float">
            <text:p>76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77253" calcext:value-type="float">
            <text:p>37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29714" calcext:value-type="float">
            <text:p>129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563828" calcext:value-type="float">
            <text:p>563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649231" calcext:value-type="float">
            <text:p>649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035735" calcext:value-type="float">
            <text:p>1035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59329" calcext:value-type="float">
            <text:p>559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40130" calcext:value-type="float">
            <text:p>340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41719" calcext:value-type="float">
            <text:p>64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384539" calcext:value-type="float">
            <text:p>38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40038" calcext:value-type="float">
            <text:p>40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991505" calcext:value-type="float">
            <text:p>33991505</text:p>
          </table:table-cell>
        </table:table-row>
        <table:table-row table:style-name="ro1">
          <table:table-cell office:value-type="string" calcext:value-type="string">
            <text:p>EIF4E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44112" calcext:value-type="float">
            <text:p>4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39915" calcext:value-type="float">
            <text:p>13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62432" calcext:value-type="float">
            <text:p>6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42129" calcext:value-type="float">
            <text:p>14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81860" calcext:value-type="float">
            <text:p>18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31963" calcext:value-type="float">
            <text:p>3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87116" calcext:value-type="float">
            <text:p>187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93919" calcext:value-type="float">
            <text:p>93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0297" calcext:value-type="float">
            <text:p>3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10030" calcext:value-type="float">
            <text:p>110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32682" calcext:value-type="float">
            <text:p>13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214139" calcext:value-type="float">
            <text:p>214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15185" calcext:value-type="float">
            <text:p>115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78284" calcext:value-type="float">
            <text:p>78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37434" calcext:value-type="float">
            <text:p>13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87386" calcext:value-type="float">
            <text:p>87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7067" calcext:value-type="float">
            <text:p>17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0667" calcext:value-type="float">
            <text:p>6840667</text:p>
          </table:table-cell>
        </table:table-row>
        <table:table-row table:style-name="ro1">
          <table:table-cell office:value-type="string" calcext:value-type="string">
            <text:p>eIFG1-I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407631" calcext:value-type="float">
            <text:p>407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537997" calcext:value-type="float">
            <text:p>1537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606214" calcext:value-type="float">
            <text:p>606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835038" calcext:value-type="float">
            <text:p>1835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901618" calcext:value-type="float">
            <text:p>90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374690" calcext:value-type="float">
            <text:p>374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2048367" calcext:value-type="float">
            <text:p>2048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807624" calcext:value-type="float">
            <text:p>80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446674" calcext:value-type="float">
            <text:p>44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121121" calcext:value-type="float">
            <text:p>112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166684" calcext:value-type="float">
            <text:p>1166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972126" calcext:value-type="float">
            <text:p>197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391420" calcext:value-type="float">
            <text:p>139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081046" calcext:value-type="float">
            <text:p>108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698643" calcext:value-type="float">
            <text:p>169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089034" calcext:value-type="float">
            <text:p>1089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31760" calcext:value-type="float">
            <text:p>3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89111" calcext:value-type="float">
            <text:p>49189111</text:p>
          </table:table-cell>
        </table:table-row>
        <table:table-row table:style-name="ro1">
          <table:table-cell office:value-type="string" calcext:value-type="string">
            <text:p>eIFG1-I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6008" calcext:value-type="float">
            <text:p>116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442660" calcext:value-type="float">
            <text:p>44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86780" calcext:value-type="float">
            <text:p>186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455434" calcext:value-type="float">
            <text:p>455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258019" calcext:value-type="float">
            <text:p>25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10017" calcext:value-type="float">
            <text:p>110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44644" calcext:value-type="float">
            <text:p>544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19296" calcext:value-type="float">
            <text:p>219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30269" calcext:value-type="float">
            <text:p>130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366859" calcext:value-type="float">
            <text:p>366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300880" calcext:value-type="float">
            <text:p>300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517025" calcext:value-type="float">
            <text:p>517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89754" calcext:value-type="float">
            <text:p>489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81328" calcext:value-type="float">
            <text:p>28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500077" calcext:value-type="float">
            <text:p>500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71524" calcext:value-type="float">
            <text:p>27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8210" calcext:value-type="float">
            <text:p>8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95462" calcext:value-type="float">
            <text:p>12695462</text:p>
          </table:table-cell>
        </table:table-row>
        <table:table-row table:style-name="ro1">
          <table:table-cell office:value-type="string" calcext:value-type="string">
            <text:p>eIFG1-I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314538" calcext:value-type="float">
            <text:p>31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114773" calcext:value-type="float">
            <text:p>1114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349772" calcext:value-type="float">
            <text:p>34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928877" calcext:value-type="float">
            <text:p>928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848198" calcext:value-type="float">
            <text:p>84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81977" calcext:value-type="float">
            <text:p>18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125568" calcext:value-type="float">
            <text:p>112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516256" calcext:value-type="float">
            <text:p>51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206652" calcext:value-type="float">
            <text:p>206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889702" calcext:value-type="float">
            <text:p>88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834992" calcext:value-type="float">
            <text:p>834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644528" calcext:value-type="float">
            <text:p>1644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883577" calcext:value-type="float">
            <text:p>88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556085" calcext:value-type="float">
            <text:p>55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924928" calcext:value-type="float">
            <text:p>9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570021" calcext:value-type="float">
            <text:p>57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3686" calcext:value-type="float">
            <text:p>93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35890" calcext:value-type="float">
            <text:p>45135890</text:p>
          </table:table-cell>
        </table:table-row>
        <table:table-row table:style-name="ro1">
          <table:table-cell office:value-type="string" calcext:value-type="string">
            <text:p>eIFG1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625292" calcext:value-type="float">
            <text:p>625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327616" calcext:value-type="float">
            <text:p>1327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786606" calcext:value-type="float">
            <text:p>786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683569" calcext:value-type="float">
            <text:p>1683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381931" calcext:value-type="float">
            <text:p>138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376316" calcext:value-type="float">
            <text:p>37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2158699" calcext:value-type="float">
            <text:p>2158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999214" calcext:value-type="float">
            <text:p>999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86016" calcext:value-type="float">
            <text:p>38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130462" calcext:value-type="float">
            <text:p>1130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436818" calcext:value-type="float">
            <text:p>143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2484644" calcext:value-type="float">
            <text:p>2484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342695" calcext:value-type="float">
            <text:p>134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956238" calcext:value-type="float">
            <text:p>956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739906" calcext:value-type="float">
            <text:p>1739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094266" calcext:value-type="float">
            <text:p>1094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14381" calcext:value-type="float">
            <text:p>114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98613" calcext:value-type="float">
            <text:p>65898613</text:p>
          </table:table-cell>
        </table:table-row>
        <table:table-row table:style-name="ro1">
          <table:table-cell office:value-type="string" calcext:value-type="string">
            <text:p>eIFG1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75976" calcext:value-type="float">
            <text:p>1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305784" calcext:value-type="float">
            <text:p>305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14815" calcext:value-type="float">
            <text:p>214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66935" calcext:value-type="float">
            <text:p>366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320337" calcext:value-type="float">
            <text:p>320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84770" calcext:value-type="float">
            <text:p>84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63477" calcext:value-type="float">
            <text:p>563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67553" calcext:value-type="float">
            <text:p>267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86540" calcext:value-type="float">
            <text:p>86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342286" calcext:value-type="float">
            <text:p>34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417042" calcext:value-type="float">
            <text:p>417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698497" calcext:value-type="float">
            <text:p>69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316193" calcext:value-type="float">
            <text:p>316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23720" calcext:value-type="float">
            <text:p>223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97014" calcext:value-type="float">
            <text:p>39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41481" calcext:value-type="float">
            <text:p>24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24693" calcext:value-type="float">
            <text:p>24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65295" calcext:value-type="float">
            <text:p>16665295</text:p>
          </table:table-cell>
        </table:table-row>
        <table:table-row table:style-name="ro1">
          <table:table-cell office:value-type="string" calcext:value-type="string">
            <text:p>eIFG1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314538" calcext:value-type="float">
            <text:p>314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114773" calcext:value-type="float">
            <text:p>1114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349772" calcext:value-type="float">
            <text:p>34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928877" calcext:value-type="float">
            <text:p>928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848198" calcext:value-type="float">
            <text:p>84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81977" calcext:value-type="float">
            <text:p>18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125568" calcext:value-type="float">
            <text:p>112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516256" calcext:value-type="float">
            <text:p>51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206652" calcext:value-type="float">
            <text:p>206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889702" calcext:value-type="float">
            <text:p>88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834992" calcext:value-type="float">
            <text:p>834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644528" calcext:value-type="float">
            <text:p>1644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883577" calcext:value-type="float">
            <text:p>88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556085" calcext:value-type="float">
            <text:p>55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924928" calcext:value-type="float">
            <text:p>924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570021" calcext:value-type="float">
            <text:p>570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93686" calcext:value-type="float">
            <text:p>93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135890" calcext:value-type="float">
            <text:p>45135890</text:p>
          </table:table-cell>
        </table:table-row>
        <table:table-row table:style-name="ro1">
          <table:table-cell office:value-type="string" calcext:value-type="string">
            <text:p>eIF4G2-I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81289" calcext:value-type="float">
            <text:p>18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675018" calcext:value-type="float">
            <text:p>675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74983" calcext:value-type="float">
            <text:p>274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832935" calcext:value-type="float">
            <text:p>83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449123" calcext:value-type="float">
            <text:p>449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58204" calcext:value-type="float">
            <text:p>15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933528" calcext:value-type="float">
            <text:p>933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98943" calcext:value-type="float">
            <text:p>398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200713" calcext:value-type="float">
            <text:p>200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621502" calcext:value-type="float">
            <text:p>62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540964" calcext:value-type="float">
            <text:p>54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954263" calcext:value-type="float">
            <text:p>95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783011" calcext:value-type="float">
            <text:p>78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474688" calcext:value-type="float">
            <text:p>47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751257" calcext:value-type="float">
            <text:p>75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499247" calcext:value-type="float">
            <text:p>499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9349" calcext:value-type="float">
            <text:p>1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50538" calcext:value-type="float">
            <text:p>26350538</text:p>
          </table:table-cell>
        </table:table-row>
        <table:table-row table:style-name="ro1">
          <table:table-cell office:value-type="string" calcext:value-type="string">
            <text:p>eIF4G2-I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297769" calcext:value-type="float">
            <text:p>297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028539" calcext:value-type="float">
            <text:p>1028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463964" calcext:value-type="float">
            <text:p>4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441913" calcext:value-type="float">
            <text:p>144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685721" calcext:value-type="float">
            <text:p>68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258217" calcext:value-type="float">
            <text:p>258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439977" calcext:value-type="float">
            <text:p>1439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611544" calcext:value-type="float">
            <text:p>61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21469" calcext:value-type="float">
            <text:p>32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778667" calcext:value-type="float">
            <text:p>778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875775" calcext:value-type="float">
            <text:p>87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532361" calcext:value-type="float">
            <text:p>153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115335" calcext:value-type="float">
            <text:p>111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814615" calcext:value-type="float">
            <text:p>81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153202" calcext:value-type="float">
            <text:p>115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809677" calcext:value-type="float">
            <text:p>809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32699" calcext:value-type="float">
            <text:p>3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668150" calcext:value-type="float">
            <text:p>84668150</text:p>
          </table:table-cell>
        </table:table-row>
        <table:table-row table:style-name="ro1">
          <table:table-cell office:value-type="string" calcext:value-type="string">
            <text:p>eIF4G2-I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649219" calcext:value-type="float">
            <text:p>64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463427" calcext:value-type="float">
            <text:p>2463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991239" calcext:value-type="float">
            <text:p>99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451208" calcext:value-type="float">
            <text:p>345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649523" calcext:value-type="float">
            <text:p>1649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594831" calcext:value-type="float">
            <text:p>594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3287531" calcext:value-type="float">
            <text:p>3287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503105" calcext:value-type="float">
            <text:p>150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760189" calcext:value-type="float">
            <text:p>760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1789073" calcext:value-type="float">
            <text:p>178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970236" calcext:value-type="float">
            <text:p>1970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3536743" calcext:value-type="float">
            <text:p>3536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2455812" calcext:value-type="float">
            <text:p>2455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864096" calcext:value-type="float">
            <text:p>186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2744661" calcext:value-type="float">
            <text:p>2744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956331" calcext:value-type="float">
            <text:p>1956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80284" calcext:value-type="float">
            <text:p>8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32366" calcext:value-type="float">
            <text:p>49832366</text:p>
          </table:table-cell>
        </table:table-row>
        <table:table-row table:style-name="ro1">
          <table:table-cell office:value-type="string" calcext:value-type="string">
            <text:p>eIF4G2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247744" calcext:value-type="float">
            <text:p>247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574017" calcext:value-type="float">
            <text:p>57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368953" calcext:value-type="float">
            <text:p>368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709104" calcext:value-type="float">
            <text:p>70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698217" calcext:value-type="float">
            <text:p>698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48776" calcext:value-type="float">
            <text:p>148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966287" calcext:value-type="float">
            <text:p>966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488811" calcext:value-type="float">
            <text:p>48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53838" calcext:value-type="float">
            <text:p>15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595271" calcext:value-type="float">
            <text:p>595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785593" calcext:value-type="float">
            <text:p>78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184891" calcext:value-type="float">
            <text:p>1184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682739" calcext:value-type="float">
            <text:p>68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94163" calcext:value-type="float">
            <text:p>39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805264" calcext:value-type="float">
            <text:p>805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475465" calcext:value-type="float">
            <text:p>475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50967" calcext:value-type="float">
            <text:p>50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32092" calcext:value-type="float">
            <text:p>30132092</text:p>
          </table:table-cell>
        </table:table-row>
        <table:table-row table:style-name="ro1">
          <table:table-cell office:value-type="string" calcext:value-type="string">
            <text:p>eIF4G2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02440" calcext:value-type="float">
            <text:p>10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278567" calcext:value-type="float">
            <text:p>27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45017" calcext:value-type="float">
            <text:p>145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05519" calcext:value-type="float">
            <text:p>305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276312" calcext:value-type="float">
            <text:p>276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64202" calcext:value-type="float">
            <text:p>64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405350" calcext:value-type="float">
            <text:p>405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95228" calcext:value-type="float">
            <text:p>195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60603" calcext:value-type="float">
            <text:p>6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311035" calcext:value-type="float">
            <text:p>31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95551" calcext:value-type="float">
            <text:p>295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496770" calcext:value-type="float">
            <text:p>496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295568" calcext:value-type="float">
            <text:p>295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178963" calcext:value-type="float">
            <text:p>178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13950" calcext:value-type="float">
            <text:p>313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01620" calcext:value-type="float">
            <text:p>20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36121" calcext:value-type="float">
            <text:p>3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20586" calcext:value-type="float">
            <text:p>74920586</text:p>
          </table:table-cell>
        </table:table-row>
        <table:table-row table:style-name="ro1">
          <table:table-cell office:value-type="string" calcext:value-type="string">
            <text:p>eIF4G2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80241" calcext:value-type="float">
            <text:p>18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569509" calcext:value-type="float">
            <text:p>56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61563" calcext:value-type="float">
            <text:p>26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685470" calcext:value-type="float">
            <text:p>685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715852" calcext:value-type="float">
            <text:p>715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22896" calcext:value-type="float">
            <text:p>12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785100" calcext:value-type="float">
            <text:p>785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53966" calcext:value-type="float">
            <text:p>353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34753" calcext:value-type="float">
            <text:p>134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506396" calcext:value-type="float">
            <text:p>506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606130" calcext:value-type="float">
            <text:p>606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991162" calcext:value-type="float">
            <text:p>99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87414" calcext:value-type="float">
            <text:p>587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91076" calcext:value-type="float">
            <text:p>39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20806" calcext:value-type="float">
            <text:p>62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432007" calcext:value-type="float">
            <text:p>43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82290" calcext:value-type="float">
            <text:p>8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71693" calcext:value-type="float">
            <text:p>94271693</text:p>
          </table:table-cell>
        </table:table-row>
        <table:table-row table:style-name="ro1">
          <table:table-cell office:value-type="string" calcext:value-type="string">
            <text:p>Pab1-IP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64812" calcext:value-type="float">
            <text:p>164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534937" calcext:value-type="float">
            <text:p>534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210928" calcext:value-type="float">
            <text:p>21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715142" calcext:value-type="float">
            <text:p>715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637534" calcext:value-type="float">
            <text:p>637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125786" calcext:value-type="float">
            <text:p>12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828865" calcext:value-type="float">
            <text:p>828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386451" calcext:value-type="float">
            <text:p>386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197023" calcext:value-type="float">
            <text:p>197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393895" calcext:value-type="float">
            <text:p>393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539399" calcext:value-type="float">
            <text:p>53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933619" calcext:value-type="float">
            <text:p>933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522417" calcext:value-type="float">
            <text:p>52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337542" calcext:value-type="float">
            <text:p>337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638830" calcext:value-type="float">
            <text:p>638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403420" calcext:value-type="float">
            <text:p>403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22786" calcext:value-type="float">
            <text:p>2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28534" calcext:value-type="float">
            <text:p>64528534</text:p>
          </table:table-cell>
        </table:table-row>
        <table:table-row table:style-name="ro1">
          <table:table-cell office:value-type="string" calcext:value-type="string">
            <text:p>Pab1-IP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306986" calcext:value-type="float">
            <text:p>306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892421" calcext:value-type="float">
            <text:p>89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340772" calcext:value-type="float">
            <text:p>34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444659" calcext:value-type="float">
            <text:p>1444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198589" calcext:value-type="float">
            <text:p>119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209046" calcext:value-type="float">
            <text:p>209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1454212" calcext:value-type="float">
            <text:p>1454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671063" calcext:value-type="float">
            <text:p>67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355579" calcext:value-type="float">
            <text:p>355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699516" calcext:value-type="float">
            <text:p>699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900534" calcext:value-type="float">
            <text:p>900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1786644" calcext:value-type="float">
            <text:p>1786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918519" calcext:value-type="float">
            <text:p>9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643847" calcext:value-type="float">
            <text:p>643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120455" calcext:value-type="float">
            <text:p>1120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780939" calcext:value-type="float">
            <text:p>780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57852" calcext:value-type="float">
            <text:p>57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87342" calcext:value-type="float">
            <text:p>57587342</text:p>
          </table:table-cell>
        </table:table-row>
        <table:table-row table:style-name="ro1">
          <table:table-cell office:value-type="string" calcext:value-type="string">
            <text:p>Pab1-IP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436321" calcext:value-type="float">
            <text:p>43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1290541" calcext:value-type="float">
            <text:p>129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515675" calcext:value-type="float">
            <text:p>515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1880243" calcext:value-type="float">
            <text:p>188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1564391" calcext:value-type="float">
            <text:p>1564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311613" calcext:value-type="float">
            <text:p>31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957460" calcext:value-type="float">
            <text:p>957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493904" calcext:value-type="float">
            <text:p>493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990165" calcext:value-type="float">
            <text:p>99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1358556" calcext:value-type="float">
            <text:p>135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2426034" calcext:value-type="float">
            <text:p>242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1273557" calcext:value-type="float">
            <text:p>1273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832929" calcext:value-type="float">
            <text:p>83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1568446" calcext:value-type="float">
            <text:p>1568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1038273" calcext:value-type="float">
            <text:p>1038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54374" calcext:value-type="float">
            <text:p>54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77173" calcext:value-type="float">
            <text:p>59377173</text:p>
          </table:table-cell>
        </table:table-row>
        <table:table-row table:style-name="ro1">
          <table:table-cell office:value-type="string" calcext:value-type="string">
            <text:p>Pab1-Total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6846" calcext:value-type="float">
            <text:p>116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389172" calcext:value-type="float">
            <text:p>389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36478" calcext:value-type="float">
            <text:p>136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419878" calcext:value-type="float">
            <text:p>41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636659" calcext:value-type="float">
            <text:p>636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71055" calcext:value-type="float">
            <text:p>7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519750" calcext:value-type="float">
            <text:p>519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17173" calcext:value-type="float">
            <text:p>217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97056" calcext:value-type="float">
            <text:p>9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74070" calcext:value-type="float">
            <text:p>474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323647" calcext:value-type="float">
            <text:p>323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658337" calcext:value-type="float">
            <text:p>658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49359" calcext:value-type="float">
            <text:p>44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87071" calcext:value-type="float">
            <text:p>287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433485" calcext:value-type="float">
            <text:p>43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62997" calcext:value-type="float">
            <text:p>26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28982" calcext:value-type="float">
            <text:p>128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31247" calcext:value-type="float">
            <text:p>63931247</text:p>
          </table:table-cell>
        </table:table-row>
        <table:table-row table:style-name="ro1">
          <table:table-cell office:value-type="string" calcext:value-type="string">
            <text:p>Pab1-Total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98029" calcext:value-type="float">
            <text:p>98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375477" calcext:value-type="float">
            <text:p>375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12510" calcext:value-type="float">
            <text:p>11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372548" calcext:value-type="float">
            <text:p>37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514859" calcext:value-type="float">
            <text:p>514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60528" calcext:value-type="float">
            <text:p>6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437262" calcext:value-type="float">
            <text:p>437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176855" calcext:value-type="float">
            <text:p>17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85902" calcext:value-type="float">
            <text:p>85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54051" calcext:value-type="float">
            <text:p>454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66072" calcext:value-type="float">
            <text:p>266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540761" calcext:value-type="float">
            <text:p>540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07520" calcext:value-type="float">
            <text:p>407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49010" calcext:value-type="float">
            <text:p>249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361362" calcext:value-type="float">
            <text:p>36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36315" calcext:value-type="float">
            <text:p>236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56190" calcext:value-type="float">
            <text:p>156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45176" calcext:value-type="float">
            <text:p>83545176</text:p>
          </table:table-cell>
        </table:table-row>
        <table:table-row table:style-name="ro1">
          <table:table-cell office:value-type="string" calcext:value-type="string">
            <text:p>Pab1-Total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0218" calcext:value-type="float">
            <text:p>230218</text:p>
          </table:table-cell>
          <table:table-cell office:value-type="float" office:value="111719" calcext:value-type="float">
            <text:p>11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813184" calcext:value-type="float">
            <text:p>813184</text:p>
          </table:table-cell>
          <table:table-cell office:value-type="float" office:value="377883" calcext:value-type="float">
            <text:p>377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16620" calcext:value-type="float">
            <text:p>316620</text:p>
          </table:table-cell>
          <table:table-cell office:value-type="float" office:value="115798" calcext:value-type="float">
            <text:p>115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531933" calcext:value-type="float">
            <text:p>1531933</text:p>
          </table:table-cell>
          <table:table-cell office:value-type="float" office:value="428021" calcext:value-type="float">
            <text:p>428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76874" calcext:value-type="float">
            <text:p>576874</text:p>
          </table:table-cell>
          <table:table-cell office:value-type="float" office:value="599292" calcext:value-type="float">
            <text:p>599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270161" calcext:value-type="float">
            <text:p>270161</text:p>
          </table:table-cell>
          <table:table-cell office:value-type="float" office:value="64876" calcext:value-type="float">
            <text:p>64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1090940" calcext:value-type="float">
            <text:p>1090940</text:p>
          </table:table-cell>
          <table:table-cell office:value-type="float" office:value="488557" calcext:value-type="float">
            <text:p>488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562643" calcext:value-type="float">
            <text:p>562643</text:p>
          </table:table-cell>
          <table:table-cell office:value-type="float" office:value="201431" calcext:value-type="float">
            <text:p>20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439888" calcext:value-type="float">
            <text:p>439888</text:p>
          </table:table-cell>
          <table:table-cell office:value-type="float" office:value="96602" calcext:value-type="float">
            <text:p>96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45751" calcext:value-type="float">
            <text:p>745751</text:p>
          </table:table-cell>
          <table:table-cell office:value-type="float" office:value="473460" calcext:value-type="float">
            <text:p>473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666816" calcext:value-type="float">
            <text:p>666816</text:p>
          </table:table-cell>
          <table:table-cell office:value-type="float" office:value="285845" calcext:value-type="float">
            <text:p>285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office:value-type="float" office:value="1078177" calcext:value-type="float">
            <text:p>1078177</text:p>
          </table:table-cell>
          <table:table-cell office:value-type="float" office:value="623426" calcext:value-type="float">
            <text:p>623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II</text:p>
          </table:table-cell>
          <table:table-cell office:value-type="float" office:value="924431" calcext:value-type="float">
            <text:p>924431</text:p>
          </table:table-cell>
          <table:table-cell office:value-type="float" office:value="436006" calcext:value-type="float">
            <text:p>43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V</text:p>
          </table:table-cell>
          <table:table-cell office:value-type="float" office:value="784333" calcext:value-type="float">
            <text:p>784333</text:p>
          </table:table-cell>
          <table:table-cell office:value-type="float" office:value="275234" calcext:value-type="float">
            <text:p>27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</text:p>
          </table:table-cell>
          <table:table-cell office:value-type="float" office:value="1091291" calcext:value-type="float">
            <text:p>1091291</text:p>
          </table:table-cell>
          <table:table-cell office:value-type="float" office:value="404448" calcext:value-type="float">
            <text:p>404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VI</text:p>
          </table:table-cell>
          <table:table-cell office:value-type="float" office:value="948066" calcext:value-type="float">
            <text:p>948066</text:p>
          </table:table-cell>
          <table:table-cell office:value-type="float" office:value="266858" calcext:value-type="float">
            <text:p>266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to</text:p>
          </table:table-cell>
          <table:table-cell office:value-type="float" office:value="85779" calcext:value-type="float">
            <text:p>85779</text:p>
          </table:table-cell>
          <table:table-cell office:value-type="float" office:value="187875" calcext:value-type="float">
            <text:p>18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629133" calcext:value-type="float">
            <text:p>78629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number:percentage-style style:name="N115">
      <number:number number:decimal-places="1" number:min-integer-digits="1"/>
      <number:text>%</number:text>
    </number:percentag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20:51.226766424</meta:creation-date>
    <dc:date>2016-10-24T11:03:58.462379172</dc:date>
    <meta:editing-duration>PT33M36S</meta:editing-duration>
    <meta:editing-cycles>2</meta:editing-cycles>
    <meta:generator>LibreOffice/4.2.8.2$Linux_X86_64 LibreOffice_project/420m0$Build-2</meta:generator>
    <meta:document-statistic meta:table-count="1" meta:cell-count="2635" meta:object-count="0"/>
  </office:meta>
</office:document-meta>
</file>